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6000001F78973B053A303DAF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13cm" svg:height="10.895cm" draw:transform="rotate (-3.14159265358979) translate (19.012cm 16.394cm)">
          <draw:image xlink:href="Pictures/1000020100000316000001F78973B053A303DAFE.png" xlink:type="simple" xlink:show="embed" xlink:actuate="onLoad" loext:mime-type="image/png">
            <text:p/>
          </draw:image>
        </draw:frame>
        <draw:path draw:style-name="gr2" draw:text-style-name="P2" draw:layer="layout" svg:width="1.886cm" svg:height="0.237cm" draw:transform="rotate (0.11065387457644) translate (18.477cm 11.267cm)" svg:viewBox="0 0 1887 238" svg:d="M0 0c293 78 562-39 877 97 225 98 464 197 720 103l224-20 66 8">
          <text:p/>
        </draw:path>
        <draw:frame draw:style-name="gr3" draw:text-style-name="P3" draw:layer="layout" svg:width="3cm" svg:height="0.962cm" svg:x="18.2cm" svg:y="10.5cm">
          <draw:text-box>
            <text:p>LED IN</text:p>
          </draw:text-box>
        </draw:frame>
        <draw:path draw:style-name="gr2" draw:text-style-name="P2" draw:layer="layout" svg:width="1.963cm" svg:height="0.429cm" draw:transform="rotate (0.165108147238664) translate (18.4747557797281cm 11.62853131208cm)" svg:viewBox="0 0 1964 430" svg:d="M0 14c269-45 527 30 793 65 256 33 522 84 743 235l215 58 213 58">
          <text:p/>
        </draw:path>
        <draw:frame draw:style-name="gr4" draw:text-style-name="P3" draw:layer="layout" svg:width="4.1cm" svg:height="0.962cm" svg:x="18.2cm" svg:y="11.6cm">
          <draw:text-box>
            <text:p>button 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4T20:55:29.270173987</meta:creation-date>
    <dc:date>2024-07-14T21:01:41.204472457</dc:date>
    <meta:editing-duration>PT6M12S</meta:editing-duration>
    <meta:editing-cycles>3</meta:editing-cycles>
    <meta:generator>LibreOffice/6.4.7.2$Linux_X86_64 LibreOffice_project/40$Build-2</meta:generator>
    <meta:document-statistic meta:object-count="5"/>
  </office:meta>
</office:document-meta>
</file>